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8B000000951C773982E9D2A715.png" manifest:media-type="image/png"/>
  <manifest:file-entry manifest:full-path="Pictures/100000010000003B00000040FAFDB113E233E806.gif" manifest:media-type="image/gif"/>
  <manifest:file-entry manifest:full-path="Pictures/10000001000004F00000031DE8EAE94F0587184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333cm, -0.301cm, -0.79cm, -0.378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pacity="100%" draw:opacity-name="" draw:textarea-horizontal-align="justify" draw:textarea-vertical-align="top" draw:auto-grow-height="false" fo:min-height="0.797cm" fo:min-width="1.37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dee6ef" loext:opacity="100%" style:font-name="Calibri" fo:font-size="11pt"/>
    </style:style>
    <style:style style:name="P3" style:family="paragraph">
      <loext:graphic-properties draw:opacity="100%"/>
      <style:paragraph-properties fo:text-align="center"/>
      <style:text-properties fo:color="#dee6ef" loext:opacity="100%" style:font-name="Calibri" fo:font-size="11pt"/>
    </style:style>
    <style:style style:name="T1" style:family="text">
      <style:text-properties fo:color="#dee6e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778cm" svg:height="10.313cm" svg:x="0.846cm" svg:y="1.116cm">
          <draw:image xlink:href="Pictures/10000001000004F00000031DE8EAE94F05871848.png" xlink:type="simple" xlink:show="embed" xlink:actuate="onLoad" draw:mime-type="image/png">
            <text:p/>
          </draw:image>
        </draw:frame>
        <draw:frame draw:style-name="gr2" draw:text-style-name="P1" draw:layer="layout" svg:width="1.568cm" svg:height="1.681cm" svg:x="9.422cm" svg:y="12.211cm">
          <draw:image xlink:href="Pictures/100000010000008B000000951C773982E9D2A715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" draw:text-style-name="P1" draw:layer="layout" svg:width="1.873cm" svg:height="2.008cm" svg:x="9.248cm" svg:y="4.477cm">
          <draw:image xlink:href="Pictures/100000010000008B000000951C773982E9D2A715.png" xlink:type="simple" xlink:show="embed" xlink:actuate="onLoad" draw:mime-type="image/png">
            <text:p/>
          </draw:image>
        </draw:frame>
        <draw:g>
          <draw:custom-shape draw:style-name="gr3" draw:text-style-name="P3" draw:layer="layout" svg:width="1.877cm" svg:height="1.674cm" svg:x="4.532cm" svg:y="7.89cm">
            <text:p text:style-name="P2"><text:span text:style-name="T1">3store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" draw:text-style-name="P1" draw:layer="layout" svg:width="0.585cm" svg:height="0.635cm" svg:x="5.178cm" svg:y="8.845cm">
            <draw:image xlink:href="Pictures/100000010000003B00000040FAFDB113E233E806.gif" xlink:type="simple" xlink:show="embed" xlink:actuate="onLoad" draw:mime-type="image/gif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linear" draw:start="100%" draw:end="0%" draw:angle="0deg" draw:border="0%"/>
    <draw:opacity draw:name="Transparency_20_2" draw:display-name="Transparency 2" draw:style="axial" draw:start="100%" draw:end="0%" draw:angle="0deg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deg" draw:border="0%"/>
    <draw:opacity draw:name="Transparency_20_5" draw:display-name="Transparency 5" draw:style="square" draw:cx="50%" draw:cy="50%" draw:start="100%" draw:end="0%" draw:angle="0deg" draw:border="0%"/>
    <draw:opacity draw:name="Transparency_20_6" draw:display-name="Transparency 6" draw:style="rectangular" draw:cx="50%" draw:cy="50%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1-18T11:00:37.485971349</meta:creation-date>
    <dc:date>2023-01-19T15:00:51.825218154</dc:date>
    <meta:editing-duration>P1DT1H32M15S</meta:editing-duration>
    <meta:editing-cycles>1</meta:editing-cycles>
    <meta:document-statistic meta:object-count="6"/>
    <meta:generator>LibreOffice/7.3.2.2$MacOSX_X86_64 LibreOffice_project/49f2b1bff42cfccbd8f788c8dc32c1c309559be0</meta:generator>
  </office:meta>
</office:document-meta>
</file>